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77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Standard" style:list-style-name="L1">
      <style:text-properties style:font-name="Arial" fo:font-size="16pt" style:font-size-asian="16pt" style:font-size-complex="16pt"/>
    </style:style>
    <style:style style:name="P3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7900144" text:id="ct2879001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87902536" text:id="ct2879025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87901600" text:id="ct2879016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87897440" text:id="ct28789744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51958262600894588" text:style-name="L1">
        <text:list-item>
          <text:p text:style-name="P35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5"/>
        </text:list-item>
      </text:list>
      <text:p text:style-name="Standard"/>
      <text:p text:style-name="P15"/>
      <text:p text:style-name="P2"><text:change text:change-id="ct287900144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8"><text:change text:change-id="ct287902536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287901600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331_0837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</text:p>
            <text:p text:style-name="P27">כִּי־שָׁבוּ מִדַּרְכָּם </text:p>
            <text:p text:style-name="P27">הָרָעָה וַיִּנָּחֶם הָאֱלֹהִים</text:p>
            <text:p text:style-name="P27"><text:s/>עַל־הָרָעָה אֲשֶׁר־דִּבֶּר לַעֲשׂוֹת־לָהֶם </text:p>
            <text:p text:style-name="P27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<text:soft-page-break/>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</text:p>
            <text:p text:style-name="P27">עַד־הֱיוֹתִי עַל־אַדְמָתִי </text:p>
            <text:p text:style-name="P27"/>
            <text:p text:style-name="P27">עַל־כֵּן קִדַּמְתִּי לִבְרֹחַ</text:p>
            <text:p text:style-name="P27"><text:s/>תַּרְשִׁישָׁה כִּי יָדַעְתִּי </text:p>
            <text:p text:style-name="P27">כִּי אַתָּה אֵל־חַנּוּן וְרַחוּם אֶרֶ</text:p>
            <text:p text:style-name="P27">#</text:p>
            <text:p text:style-name="P27">אַפַּיִם וְרַב־חֶסֶד </text:p>
            <text:p text:style-name="P27"><text:soft-page-break/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/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<text:soft-page-break/>amd to be sorry / above – the evil</text:p>
          </table:table-cell>
        </table:table-row>
        <table:table-row>
          <table:table-cell table:style-name="表29.A2" office:value-type="string">
            <text:p text:style-name="P34">/] 20200331_085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1_09082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3</text:p>
            <text:p text:style-name="P27">וְעַתָּה יְהוָה קַח־נָא אֶת־נַפְשִׁי מִמֶּנִּי כִּי </text:p>
            <text:p text:style-name="P27">טוֹב מוֹתִי מֵחַיָּי ס</text:p>
          </table:table-cell>
          <table:table-cell table:style-name="表29.B2" office:value-type="string">
            <text:p text:style-name="P28"/>
            <text:p text:style-name="P28"/>
            <text:p text:style-name="P28">and this time / jehovah / to take – I pray</text:p>
            <text:p text:style-name="P28">even – vitality / from + me / for</text:p>
            <text:p text:style-name="P28"/>
            <text:p text:style-name="P28">good / death + my / from alive + me</text:p>
          </table:table-cell>
        </table:table-row>
        <table:table-row>
          <table:table-cell table:style-name="表29.A2" office:value-type="string">
            <text:p text:style-name="P27">4:4</text:p>
            <text:p text:style-name="P27">וַיֹּאמֶר יְהוָה הַהֵיטֵב חָרָה לָ</text:p>
            <text:p text:style-name="P27">#</text:p>
          </table:table-cell>
          <table:table-cell table:style-name="表29.B2" office:value-type="string">
            <text:p text:style-name="P28"/>
            <text:p text:style-name="P28"/>
            <text:p text:style-name="P28">and to say / jehovah / the to make well</text:p>
            <text:p text:style-name="P28">to glow / towards + thee</text:p>
          </table:table-cell>
        </table:table-row>
        <table:table-row>
          <table:table-cell table:style-name="表29.A2" office:value-type="string">
            <text:p text:style-name="P27">4:5</text:p>
            <text:p text:style-name="P27">וַיֵּצֵא יוֹנָה מִן־הָעִיר וַיֵּשֶׁב מִקֶּדֶם </text:p>
            <text:p text:style-name="P27">לָעִיר וַיַּעַשׂ </text:p>
            <text:p text:style-name="P27">לוֹ שָׁם סֻכָּה </text:p>
            <text:p text:style-name="P27">וַיֵּשֶׁב תַּחְתֶּיהָ </text:p>
            <text:p text:style-name="P27">בַּצֵּל עַד אֲשֶׁר יִרְאֶה מַה־יִּהְיֶה בָּעִיר</text:p>
          </table:table-cell>
          <table:table-cell table:style-name="表29.B2" office:value-type="string">
            <text:p text:style-name="P28"/>
            <text:p text:style-name="P28"/>
            <text:p text:style-name="P28">and to go out / jonah / from – city</text:p>
            <text:p text:style-name="P28"/>
            <text:p text:style-name="P28">and to dwell / from eastward</text:p>
            <text:p text:style-name="P28"/>
            <text:p text:style-name="P28">towards city / and to do,make</text:p>
            <text:p text:style-name="P28">towards + his / thither / a hut</text:p>
            <text:p text:style-name="P28"/>
            <text:p text:style-name="P28">and to dwell / bottom + thereof</text:p>
            <text:p text:style-name="P28"/>
            <text:p text:style-name="P28">shade / as far as / which / to see</text:p>
            <text:p text:style-name="P28"/>
            <text:p text:style-name="P28">what ? - to come to pass / on city</text:p>
          </table:table-cell>
        </table:table-row>
        <table:table-row>
          <table:table-cell table:style-name="表29.A2" office:value-type="string">
            <text:p text:style-name="P34">/] 20200401_092139</text:p>
          </table:table-cell>
          <table:table-cell table:style-name="表29.B2" office:value-type="string">
            <text:p text:style-name="P24"/>
          </table:table-cell>
        </table:table-row>
        <text:soft-page-break/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6</text:p>
            <text:p text:style-name="P27">וַיְמַן יְהוָה־אֱלֹהִים קִיקָיוֹן וַיַּעַל מֵעַל </text:p>
            <text:p text:style-name="P27"/>
            <text:p text:style-name="P27">לְיוֹנָה לִהְיוֹת </text:p>
            <text:p text:style-name="P27">צֵל עַל־רֹאשׁוֹ </text:p>
            <text:p text:style-name="P27">לְהַצִּיל לוֹ מֵרָעָתוֹ</text:p>
            <text:p text:style-name="P27"><text:s/>וַיִּשְׂמַח יוֹנָה עַל־הַקִּיקָיוֹן</text:p>
            <text:p text:style-name="P27"><text:s/>שִׂמְחָה גְדוֹלָה</text:p>
          </table:table-cell>
          <table:table-cell table:style-name="表29.B2" office:value-type="string">
            <text:p text:style-name="P28"/>
            <text:p text:style-name="P28"/>
            <text:p text:style-name="P28">and to allot / jehova – gods</text:p>
            <text:p text:style-name="P28"/>
            <text:p text:style-name="P28">gourd / and to ascend / from above</text:p>
            <text:p text:style-name="P28"/>
            <text:p text:style-name="P28">towards jonah / tow. to exist</text:p>
            <text:p text:style-name="P28"/>
            <text:p text:style-name="P28">shade / above – head + his</text:p>
            <text:p text:style-name="P28"/>
            <text:p text:style-name="P28">tow. to snatch / tow. + his / from evil + his</text:p>
            <text:p text:style-name="P28">and to brighten up / jonah / above – the gourd</text:p>
            <text:p text:style-name="P28"/>
            <text:p text:style-name="P28"/>
            <text:p text:style-name="P28">gleeful / great</text:p>
          </table:table-cell>
        </table:table-row>
        <table:table-row>
          <table:table-cell table:style-name="表29.A2" office:value-type="string">
            <text:p text:style-name="P27">4:7</text:p>
            <text:p text:style-name="P27">וַיְמַן הָאֱלֹהִים תּוֹלַעַת בַּעֲלוֹת הַשַּׁחַר לַמָּחֳרָת וַתַּ</text:p>
            <text:p text:style-name="P27">#</text:p>
            <text:p text:style-name="P27">אֶת־הַקִּיקָיוֹן וַיִּיבָשׁ</text:p>
          </table:table-cell>
          <table:table-cell table:style-name="表29.B2" office:value-type="string">
            <text:p text:style-name="P28"/>
            <text:p text:style-name="P28"/>
            <text:p text:style-name="P28">and to allot / the gods / a maggot</text:p>
            <text:p text:style-name="P28"/>
            <text:p text:style-name="P28">on to ascend / the dawn / tow. morrow</text:p>
            <text:p text:style-name="P28"/>
            <text:p text:style-name="P28">and to strike</text:p>
            <text:p text:style-name="P28"/>
            <text:p text:style-name="P28">self – the gourd / and to wither</text:p>
          </table:table-cell>
        </table:table-row>
        <table:table-row>
          <table:table-cell table:style-name="表29.A2" office:value-type="string">
            <text:p text:style-name="P27">4:8</text:p>
            <text:p text:style-name="P27">וַיְהִי כִּזְרֹחַ </text:p>
            <text:p text:style-name="P27">הַשֶּׁמֶשׁ וַיְמַן אֱלֹהִים רוּחַ קָדִים חֲרִישִׁית </text:p>
            <text:p text:style-name="P27"><text:soft-page-break/>וַתַּ</text:p>
            <text:p text:style-name="P27">#</text:p>
            <text:p text:style-name="P27">הַשֶּׁמֶשׁ עַל־רֹאשׁ יוֹנָה וַיִּתְעַלָּף וַיִּשְׁאַל</text:p>
            <text:p text:style-name="P27">אֶת־נַפְשׁוֹ לָמוּת </text:p>
            <text:p text:style-name="P27">וַיֹּאמֶר טוֹב מוֹתִי מֵחַיָּי</text:p>
          </table:table-cell>
          <table:table-cell table:style-name="表29.B2" office:value-type="string">
            <text:p text:style-name="P28"/>
            <text:p text:style-name="P28"/>
            <text:p text:style-name="P28">and to exist / when + to rise</text:p>
            <text:p text:style-name="P28"/>
            <text:p text:style-name="P28">the sun<text:span text:style-name="T16"> / and to allot / gods</text:span></text:p>
            <text:p text:style-name="P29"/>
            <text:p text:style-name="P29">wind / eastward / sirocco</text:p>
            <text:p text:style-name="P29"/>
            <text:p text:style-name="P29"><text:soft-page-break/>and to strike</text:p>
            <text:p text:style-name="P29"/>
            <text:p text:style-name="P29"/>
            <text:p text:style-name="P29"/>
            <text:p text:style-name="P29">the sun / above – head / jonah</text:p>
            <text:p text:style-name="P29"/>
            <text:p text:style-name="P29">and to cover / and to request</text:p>
            <text:p text:style-name="P29"/>
            <text:p text:style-name="P29">self – vitality + his / tow. to die</text:p>
            <text:p text:style-name="P29">and to say / good / to die + my / from alive + my</text:p>
          </table:table-cell>
        </table:table-row>
        <table:table-row>
          <table:table-cell table:style-name="表29.A2" office:value-type="string">
            <text:p text:style-name="P34">/] 20200404_10215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5_093113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9</text:p>
            <text:p text:style-name="P27">וַיֹּאמֶר אֱלֹהִים אֶל־יוֹנָה הַהֵיטֵב חָרָה־לְ</text:p>
            <text:p text:style-name="P27">*</text:p>
            <text:p text:style-name="P27">עַל־הַקִּיקָיוֹן וַיֹּאמֶר הֵיטֵב חָרָה־לִי </text:p>
            <text:p text:style-name="P27">עַד־מָוֶת</text:p>
          </table:table-cell>
          <table:table-cell table:style-name="表29.B2" office:value-type="string">
            <text:p text:style-name="P28"/>
            <text:p text:style-name="P28"/>
            <text:p text:style-name="P28">and to say / gods / tow. - jonah</text:p>
            <text:p text:style-name="P28"/>
            <text:p text:style-name="P28">the to be right / to glow – tow.+thee</text:p>
            <text:p text:style-name="P28"/>
            <text:p text:style-name="P28">above – the gourd / and to say</text:p>
            <text:p text:style-name="P28"/>
            <text:p text:style-name="P28">to be right / to glow – tow.+me</text:p>
            <text:p text:style-name="P28"/>
            <text:p text:style-name="P28">as far as - death</text:p>
          </table:table-cell>
        </table:table-row>
        <table:table-row>
          <table:table-cell table:style-name="表29.A2" office:value-type="string">
            <text:p text:style-name="P27">4:10</text:p>
            <text:p text:style-name="P27">וַיֹּאמֶר יְהוָה אַתָּה</text:p>
            <text:p text:style-name="P27"><text:s/>חַסְתָּ עַל־הַקִּיקָיוֹן אֲשֶׁר לֹא־עָמַלְתָּ בּוֹ</text:p>
            <text:p text:style-name="P27"><text:s/>וְלֹא גִדַּלְתּוֹ שֶׁבִּן־לַיְלָה <text:soft-page-break/>הָיָה וּבִן־לַיְלָה אָבָד</text:p>
          </table:table-cell>
          <table:table-cell table:style-name="表29.B2" office:value-type="string">
            <text:p text:style-name="P28"/>
            <text:p text:style-name="P28"/>
            <text:p text:style-name="P28">and to say / jehovah / thou</text:p>
            <text:p text:style-name="P28"/>
            <text:p text:style-name="P28">to compassionate / above – the gourd</text:p>
            <text:p text:style-name="P28">which / not – to toil / on + him</text:p>
            <text:p text:style-name="P28"/>
            <text:p text:style-name="P28">and not / to twist + him / which son – night</text:p>
            <text:p text:style-name="P28"><text:soft-page-break/>to exist / and son – night / to lose</text:p>
          </table:table-cell>
        </table:table-row>
        <table:table-row>
          <table:table-cell table:style-name="表29.A2" office:value-type="string">
            <text:p text:style-name="P27">4:11</text:p>
            <text:p text:style-name="P27">וַאֲנִי לֹא אָחוּס </text:p>
            <text:p text:style-name="P27">עַל־נִינְוֵה הָעִיר הַגְּדוֹלָה אֲשֶׁר יֶשׁ־בָּהּ</text:p>
            <text:p text:style-name="P27"/>
            <text:p text:style-name="P27"><text:s/>הַרְבֵּה מִשְׁתֵּים־עֶשְׂרֵה רִבּוֹ אָדָם אֲשֶׁר לֹא־יָדַע</text:p>
            <text:p text:style-name="P27"/>
            <text:p text:style-name="P27"><text:s/>בֵּין־יְמִינוֹ לִשְׂמֹאלוֹ וּבְהֵמָה רַבָּה</text:p>
          </table:table-cell>
          <table:table-cell table:style-name="表29.B2" office:value-type="string">
            <text:p text:style-name="P28"/>
            <text:p text:style-name="P28"/>
            <text:p text:style-name="P28">and I / not / to compassionate</text:p>
            <text:p text:style-name="P28"/>
            <text:p text:style-name="P28">above – nineveh / the city</text:p>
            <text:p text:style-name="P28"/>
            <text:p text:style-name="P28">the great / which / to exist – on + thereof</text:p>
            <text:p text:style-name="P28"/>
            <text:p text:style-name="P28"/>
            <text:p text:style-name="P28">to increase / from two fold – ten</text:p>
            <text:p text:style-name="P28"/>
            <text:p text:style-name="P28">myriad / man / which / not – to know</text:p>
            <text:p text:style-name="P28"/>
            <text:p text:style-name="P28">between – right + his / tow. left + his</text:p>
            <text:p text:style-name="P28">and aninal / abundant</text:p>
          </table:table-cell>
        </table:table-row>
        <table:table-row>
          <table:table-cell table:style-name="表29.A2" office:value-type="string">
            <text:p text:style-name="P34">/] 20200405_100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6_09101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obadiah</text:p>
            <text:p text:style-name="P27">1:1</text:p>
            <text:p text:style-name="P27">חֲזוֹן עֹבַדְיָה כֹּה־אָמַר אֲדֹנָי יְהוִה לֶאֱדוֹם שְׁמוּעָה שָׁמַעְנוּ מֵאֵת יְהוָה וְצִיר בַּגּוֹיִם</text:p>
            <text:p text:style-name="P27"><text:s/>שֻׁלָּח קוּמוּ וְנָקוּמָה <text:soft-page-break/>עָלֶיהָ לַמִּלְחָמָה</text:p>
          </table:table-cell>
          <table:table-cell table:style-name="表29.B2" office:value-type="string">
            <text:p text:style-name="P28"/>
            <text:p text:style-name="P28"/>
            <text:p text:style-name="P28"/>
            <text:p text:style-name="P28"/>
            <text:p text:style-name="P28">oracle / ovadyah / like this – to say</text:p>
            <text:p text:style-name="P28">Lord / jehovah / tow. Edom</text:p>
            <text:p text:style-name="P28">heard / to hear / from self</text:p>
            <text:p text:style-name="P28"/>
            <text:p text:style-name="P28">jehovah / and a herald / to nations</text:p>
            <text:p text:style-name="P28">to send / to rise / and to rise</text:p>
            <text:p text:style-name="P28"/>
            <text:p text:style-name="P28"/>
            <text:p text:style-name="P28"><text:soft-page-break/>against thereof / tow. a battle</text:p>
          </table:table-cell>
        </table:table-row>
        <table:table-row>
          <table:table-cell table:style-name="表29.A2" office:value-type="string">
            <text:p text:style-name="P27">1:2</text:p>
            <text:p text:style-name="P27">הִנֵּה קָטֹן נְתַתִּי</text:p>
            <text:p text:style-name="P27">*</text:p>
            <text:p text:style-name="P27">בַּגּוֹיִם בָּזוּי אַתָּה מְאֹד</text:p>
          </table:table-cell>
          <table:table-cell table:style-name="表29.B2" office:value-type="string">
            <text:p text:style-name="P28"/>
            <text:p text:style-name="P28"/>
            <text:p text:style-name="P28">lo ! / diminutive / to give + thee</text:p>
            <text:p text:style-name="P28"/>
            <text:p text:style-name="P28"/>
            <text:p text:style-name="P28"/>
            <text:p text:style-name="P28">on Gentile / disesteem / thou / vehemently</text:p>
          </table:table-cell>
        </table:table-row>
        <table:table-row>
          <table:table-cell table:style-name="表29.A2" office:value-type="string">
            <text:p text:style-name="P27">1:3</text:p>
            <text:p text:style-name="P27">זְדוֹן לִבְּ</text:p>
            <text:p text:style-name="P27">*</text:p>
            <text:p text:style-name="P27">הִשִּׁיאֶ</text:p>
            <text:p text:style-name="P27">*</text:p>
            <text:p text:style-name="P27">שֹׁכְנִי בְחַגְוֵי־סֶּלַע מְרוֹם שִׁבְתּוֹ אֹמֵר בְּלִבּוֹ </text:p>
            <text:p text:style-name="P27">מִי יוֹרִדֵנִי אָרֶץ</text:p>
          </table:table-cell>
          <table:table-cell table:style-name="表29.B2" office:value-type="string">
            <text:p text:style-name="P28"/>
            <text:p text:style-name="P28"/>
            <text:p text:style-name="P28">arrogance / heart + thy</text:p>
            <text:p text:style-name="P28"/>
            <text:p text:style-name="P28"/>
            <text:p text:style-name="P28"/>
            <text:p text:style-name="P28">to delude + thee</text:p>
            <text:p text:style-name="P28"/>
            <text:p text:style-name="P28"/>
            <text:p text:style-name="P28">to reside / on a lift – rock / altitude</text:p>
            <text:p text:style-name="P28">rest + his / to say / on center + his</text:p>
            <text:p text:style-name="P28">who ? / to descend + me / the land</text:p>
          </table:table-cell>
        </table:table-row>
        <table:table-row>
          <table:table-cell table:style-name="表29.A2" office:value-type="string">
            <text:p text:style-name="P34">/] 20200406_092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8_151237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4</text:p>
            <text:p text:style-name="P27">אִם־תַּגְבִּיהַּ כַּנֶּשֶׁר </text:p>
            <text:p text:style-name="P27">וְאִם־בֵּין כּוֹכָבִים שִׂים קִנֶּ</text:p>
            <text:p text:style-name="P27">*</text:p>
            <text:p text:style-name="P27"><text:soft-page-break/>מִשָּׁם אוֹרִידְ</text:p>
            <text:p text:style-name="P27">*</text:p>
            <text:p text:style-name="P27">נְאֻם־יְהוָה</text:p>
          </table:table-cell>
          <table:table-cell table:style-name="表29.B2" office:value-type="string">
            <text:p text:style-name="P28"/>
            <text:p text:style-name="P28"/>
            <text:p text:style-name="P28">if – soaring aloft / as vulture</text:p>
            <text:p text:style-name="P28"/>
            <text:p text:style-name="P28">and if – between / stars / placed</text:p>
            <text:p text:style-name="P28"/>
            <text:p text:style-name="P28">nest + thee</text:p>
            <text:p text:style-name="P28"/>
            <text:p text:style-name="P28"/>
            <text:p text:style-name="P28"><text:soft-page-break/>from there / I shall bring down + thee</text:p>
            <text:p text:style-name="P28"/>
            <text:p text:style-name="P28"/>
            <text:p text:style-name="P28">averment - jehovah</text:p>
          </table:table-cell>
        </table:table-row>
        <table:table-row>
          <table:table-cell table:style-name="表29.A2" office:value-type="string">
            <text:p text:style-name="P27">1:5</text:p>
            <text:p text:style-name="P27">אִם־גַּנָּבִים בָּאוּ־לְ</text:p>
            <text:p text:style-name="P27">*</text:p>
            <text:p text:style-name="P27">אִם־שׁוֹדְדֵי לַיְלָה אֵי</text:p>
            <text:p text:style-name="P27">#</text:p>
            <text:p text:style-name="P27">נִדְמֵיתָה הֲלוֹא יִגְנְבוּ דַּיָּם אִם־בֹּצְרִים בָּאוּ לָ</text:p>
            <text:p text:style-name="P27">#</text:p>
            <text:p text:style-name="P27">הֲלוֹא יַשְׁאִירוּ עֹלֵלוֹת</text:p>
          </table:table-cell>
          <table:table-cell table:style-name="表29.B2" office:value-type="string">
            <text:p text:style-name="P28"/>
            <text:p text:style-name="P28"/>
            <text:p text:style-name="P28">if – thieves / come – to you</text:p>
            <text:p text:style-name="P28"/>
            <text:p text:style-name="P28"/>
            <text:p text:style-name="P28"/>
            <text:p text:style-name="P28">if – devastating / night / how</text:p>
            <text:p text:style-name="P28"/>
            <text:p text:style-name="P28"/>
            <text:p text:style-name="P28">you are stilled / not / they shall steal</text:p>
            <text:p text:style-name="P28">quota + them / if – picking grapes / they come / to thee</text:p>
            <text:p text:style-name="P28"/>
            <text:p text:style-name="P28">not / they shall let remain / clean gleanings</text:p>
          </table:table-cell>
        </table:table-row>
        <table:table-row>
          <table:table-cell table:style-name="表29.A2" office:value-type="string">
            <text:p text:style-name="P34">/] 20200408_154900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9_08380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6</text:p>
            <text:p text:style-name="P27">אֵי</text:p>
            <text:p text:style-name="P27">#</text:p>
            <text:p text:style-name="P27">נֶחְפְּשׂוּ עֵשָׂו נִבְעוּ מַצְפֻּנָיו</text:p>
          </table:table-cell>
          <table:table-cell table:style-name="表29.B2" office:value-type="string">
            <text:p text:style-name="P28"/>
            <text:p text:style-name="P28"/>
            <text:p text:style-name="P28">how ?</text:p>
            <text:p text:style-name="P28"/>
            <text:p text:style-name="P28"/>
            <text:p text:style-name="P28">they are searched / Esav / they are extruded</text:p>
            <text:p text:style-name="P28">secret + his</text:p>
          </table:table-cell>
        </table:table-row>
        <table:table-row>
          <table:table-cell table:style-name="表29.A2" office:value-type="string">
            <text:p text:style-name="P27">1:7</text:p>
            <text:p text:style-name="P27">עַד-הַגְּבוּל שִׁלְּחוּךָ, </text:p>
            <text:p text:style-name="P27"><text:soft-page-break/></text:p>
            <text:p text:style-name="P27">כֹּל אַנְשֵׁי בְרִיתֶךָ--הִשִּׁיאוּךָ יָכְלוּ לְךָ,</text:p>
            <text:p text:style-name="P27"/>
            <text:p text:style-name="P27"><text:s/>אַנְשֵׁי שְׁלֹמֶךָ; לַחְמְךָ,</text:p>
            <text:p text:style-name="P27"/>
            <text:p text:style-name="P27"><text:s/>יָשִׂימוּ מָזוֹר תַּחְתֶּיךָ--אֵין תְּבוּנָה, בּוֹ.</text:p>
          </table:table-cell>
          <table:table-cell table:style-name="表29.B2" office:value-type="string">
            <text:p text:style-name="P28"/>
            <text:p text:style-name="P28"/>
            <text:p text:style-name="P28">as far as – the boundary / to <text:soft-page-break/>send thee</text:p>
            <text:p text:style-name="P28"/>
            <text:p text:style-name="P28">all / mortal / covenat + thee</text:p>
            <text:p text:style-name="P28"/>
            <text:p text:style-name="P28">they lure + thee / they prevail / to + thee</text:p>
            <text:p text:style-name="P28"/>
            <text:p text:style-name="P28"/>
            <text:p text:style-name="P28">mortals / peace + thee / bread + thee</text:p>
            <text:p text:style-name="P28"/>
            <text:p text:style-name="P28"/>
            <text:p text:style-name="P28">they shall place / malady / under thee</text:p>
            <text:p text:style-name="P28">there is no / understanding / in him</text:p>
          </table:table-cell>
        </table:table-row>
        <table:table-row>
          <table:table-cell table:style-name="表29.A2" office:value-type="string">
            <text:p text:style-name="P27">1:8</text:p>
            <text:p text:style-name="P27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28"/>
            <text:p text:style-name="P28"/>
            <text:p text:style-name="P28">not / in the day / the he</text:p>
            <text:p text:style-name="P28"/>
            <text:p text:style-name="P28">oracle – jehovah / and I destroy</text:p>
            <text:p text:style-name="P28"/>
            <text:p text:style-name="P28">wise men / from Edom</text:p>
            <text:p text:style-name="P28">and understanding / from mountain / Esau</text:p>
          </table:table-cell>
        </table:table-row>
        <table:table-row>
          <table:table-cell table:style-name="表29.A2" office:value-type="string">
            <text:p text:style-name="P34">/] 20200409_08560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9</text:p>
            <text:p text:style-name="P27">וְחַתּוּ גִבּוֹרֶיךָ, </text:p>
            <text:p text:style-name="P27"/>
            <text:p text:style-name="P27">תֵּימָן, לְמַעַן יִכָּרֶת-אִישׁ</text:p>
            <text:p text:style-name="P27"/>
            <text:p text:style-name="P27"><text:soft-page-break/><text:s/>מֵהַר עֵשָׂו, מִקָּטֶל.</text:p>
          </table:table-cell>
          <table:table-cell table:style-name="表29.B2" office:value-type="string">
            <text:p text:style-name="P28"/>
            <text:p text:style-name="P28"/>
            <text:p text:style-name="P28">and they are dismayed / masterful men + thy</text:p>
            <text:p text:style-name="P28"/>
            <text:p text:style-name="P28"/>
            <text:p text:style-name="P28">Teman / so that / he shall be cut off – man</text:p>
            <text:p text:style-name="P28"/>
            <text:p text:style-name="P28"><text:soft-page-break/></text:p>
            <text:p text:style-name="P28">from mountain / Esan / from death</text:p>
          </table:table-cell>
        </table:table-row>
        <table:table-row>
          <table:table-cell table:style-name="表29.A2" office:value-type="string">
            <text:p text:style-name="P27">1:10</text:p>
            <text:p text:style-name="P27">מֵחֲמַס אָחִיךָ יַעֲקֹב, תְּכַסְּךָ בוּשָׁה; </text:p>
            <text:p text:style-name="P27">וְנִכְרַתָּ, לְעוֹלָם.</text:p>
          </table:table-cell>
          <table:table-cell table:style-name="表29.B2" office:value-type="string">
            <text:p text:style-name="P28"/>
            <text:p text:style-name="P28"/>
            <text:p text:style-name="P28">from violence / brother + thy / jacob</text:p>
            <text:p text:style-name="P28">she shall cover + thee / shame</text:p>
            <text:p text:style-name="P28"/>
            <text:p text:style-name="P28">and you are cut off / for eon</text:p>
          </table:table-cell>
        </table:table-row>
        <table:table-row>
          <table:table-cell table:style-name="表29.A2" office:value-type="string">
            <text:p text:style-name="P27">1:11</text:p>
            <text:p text:style-name="P27"><text:s/>בְּיוֹם עֲמָדְךָ מִנֶּגֶד, בְּיוֹם שְׁבוֹת זָרִים חֵילוֹ; וְנָכְרִים בָּאוּ שְׁעָרָו, וְעַל-יְרוּשָׁלִַם יַדּוּ </text:p>
            <text:p text:style-name="P27"/>
            <text:p text:style-name="P27">גוֹרָל--גַּם-אַתָּה, כְּאַחַד מֵהֶם.</text:p>
          </table:table-cell>
          <table:table-cell table:style-name="表29.B2" office:value-type="string">
            <text:p text:style-name="P28"/>
            <text:p text:style-name="P28"/>
            <text:p text:style-name="P28">in day / to stand + thee / from aloof</text:p>
            <text:p text:style-name="P28">in day / to capture / aliens / estate + his</text:p>
            <text:p text:style-name="P28">and foreign ones / to enter / gate + his</text:p>
            <text:p text:style-name="P28">and above – jerusalem / to handle</text:p>
            <text:p text:style-name="P28"/>
            <text:p text:style-name="P28">lot – also – thou / as one</text:p>
            <text:p text:style-name="P28"/>
            <text:p text:style-name="P28">from them</text:p>
          </table:table-cell>
        </table:table-row>
        <table:table-row>
          <table:table-cell table:style-name="表29.A2" office:value-type="string">
            <text:p text:style-name="P34">/] 20200411_1011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12_101018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12</text:p>
            <text:p text:style-name="P27">וְאַל-תֵּרֶא </text:p>
            <text:p text:style-name="P27">בְיוֹם-אָחִיךָ, </text:p>
            <text:p text:style-name="P27">בְּיוֹם נָכְרוֹ,</text:p>
            <text:p text:style-name="P27"><text:s/>וְאַל-תִּשְׂמַח לִבְנֵי-<text:soft-page-break/>יְהוּדָה, </text:p>
            <text:p text:style-name="P27">בְּיוֹם אָבְדָם; </text:p>
            <text:p text:style-name="P27">וְאַל-תַּגְדֵּל פִּיךָ, </text:p>
            <text:p text:style-name="P27">בְּיוֹם צָרָה.</text:p>
          </table:table-cell>
          <table:table-cell table:style-name="表29.B2" office:value-type="string">
            <text:p text:style-name="P28"/>
            <text:p text:style-name="P28"/>
            <text:p text:style-name="P28">and must not – you are seeing</text:p>
            <text:p text:style-name="P28"/>
            <text:p text:style-name="P28">in the day – brother + thy</text:p>
            <text:p text:style-name="P28"/>
            <text:p text:style-name="P28">in the day / disaster + his</text:p>
            <text:p text:style-name="P28"/>
            <text:p text:style-name="P28">and must not – rejoicing / to sons <text:soft-page-break/>– judah</text:p>
            <text:p text:style-name="P28"/>
            <text:p text:style-name="P28">in the day / to be destroyed + them</text:p>
            <text:p text:style-name="P28">and must not – to magnify / mouth + thy</text:p>
            <text:p text:style-name="P28">in the day / distress</text:p>
          </table:table-cell>
        </table:table-row>
        <table:table-row>
          <table:table-cell table:style-name="表29.A2" office:value-type="string">
            <text:p text:style-name="P27">1:13</text:p>
            <text:p text:style-name="P27">אַל-תָּבוֹא בְשַׁעַר-עַמִּי</text:p>
            <text:p text:style-name="P27"><text:s/>בְּיוֹם אֵידָם,</text:p>
            <text:p text:style-name="P27"><text:s/>אַל-תֵּרֶא גַם-אַתָּה בְּרָעָתוֹ בְּיוֹם אֵידוֹ; </text:p>
            <text:p text:style-name="P27">וְאַל-תִּשְׁלַחְנָה</text:p>
            <text:p text:style-name="P27"><text:s/>בְחֵילוֹ, בְּיוֹם אֵידוֹ.</text:p>
          </table:table-cell>
          <table:table-cell table:style-name="表29.B2" office:value-type="string">
            <text:p text:style-name="P28"/>
            <text:p text:style-name="P28"/>
            <text:p text:style-name="P28">must not – to enter / in gate – people + my</text:p>
            <text:p text:style-name="P28">in the day / calamity + them</text:p>
            <text:p text:style-name="P28"/>
            <text:p text:style-name="P28">must not – to see / also – thou</text:p>
            <text:p text:style-name="P28"/>
            <text:p text:style-name="P28">in evil + his / in the day / calamity + his</text:p>
            <text:p text:style-name="P28">and must not – to stretch forth</text:p>
            <text:p text:style-name="P28"/>
            <text:p text:style-name="P28">in estate + his / in the day / calamity + his</text:p>
          </table:table-cell>
        </table:table-row>
        <table:table-row>
          <table:table-cell table:style-name="表29.A2" office:value-type="string">
            <text:p text:style-name="P27">1:14</text:p>
            <text:p text:style-name="P27">וְאַל-תַּעֲמֹד, עַל-הַפֶּרֶק,</text:p>
            <text:p text:style-name="P27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28"/>
            <text:p text:style-name="P28"/>
            <text:p text:style-name="P28">and must not – to stand / on – the schism</text:p>
            <text:p text:style-name="P28">to. to cut off / self – delivered ones + his</text:p>
            <text:p text:style-name="P28">and must not – to enclose / survivors + him</text:p>
            <text:p text:style-name="P28">in the day / distress</text:p>
          </table:table-cell>
        </table:table-row>
        <table:table-row>
          <table:table-cell table:style-name="表29.A2" office:value-type="string">
            <text:p text:style-name="P34">/] 20200412_102826</text:p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34">[20200413_15015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15</text:p>
            <text:p text:style-name="P27">כִּי-קָרוֹב יוֹם-יְהוָה, </text:p>
            <text:p text:style-name="P27"><text:soft-page-break/>עַל-כָּל-הַגּוֹיִם: <text:s/>כַּאֲשֶׁר עָשִׂיתָ יֵעָשֶׂה לָּךְ, </text:p>
            <text:p text:style-name="P27">גְּמֻלְךָ יָשׁוּב בְּרֹאשֶׁךָ.</text:p>
          </table:table-cell>
          <table:table-cell table:style-name="表29.B2" office:value-type="string">
            <text:p text:style-name="P28"/>
            <text:p text:style-name="P28"/>
            <text:p text:style-name="P28">for – near / day – jehovah</text:p>
            <text:p text:style-name="P28"><text:soft-page-break/>above – all – nations / like which</text:p>
            <text:p text:style-name="P28"/>
            <text:p text:style-name="P28">to do / he shall be done / to thee</text:p>
            <text:p text:style-name="P28"/>
            <text:p text:style-name="P28">requital + thee / to return / in the head + thee</text:p>
          </table:table-cell>
        </table:table-row>
        <table:table-row>
          <table:table-cell table:style-name="表29.A2" office:value-type="string">
            <text:p text:style-name="P27">1:16</text:p>
            <text:p text:style-name="P27">כִּי, כַּאֲשֶׁר שְׁתִיתֶם </text:p>
            <text:p text:style-name="P27">עַל-הַר קָדְשִׁי, </text:p>
            <text:p text:style-name="P27"/>
            <text:p text:style-name="P27">יִשְׁתּוּ כָל-הַגּוֹיִם,</text:p>
            <text:p text:style-name="P27"><text:s/>תָּמִיד; וְשָׁתוּ </text:p>
            <text:p text:style-name="P27">וְלָעוּ, וְהָיוּ </text:p>
            <text:p text:style-name="P27">כְּלוֹא הָיוּ.<text:tab/></text:p>
          </table:table-cell>
          <table:table-cell table:style-name="表29.B2" office:value-type="string">
            <text:p text:style-name="P28"/>
            <text:p text:style-name="P28"/>
            <text:p text:style-name="P28">for / like which / you drink</text:p>
            <text:p text:style-name="P28"/>
            <text:p text:style-name="P28">above – mountain / holiness + my</text:p>
            <text:p text:style-name="P28"/>
            <text:p text:style-name="P28">they shall drink / all – nations</text:p>
            <text:p text:style-name="P28"/>
            <text:p text:style-name="P28">continually / and they drink</text:p>
            <text:p text:style-name="P28"/>
            <text:p text:style-name="P28">and they swallow / and they become</text:p>
            <text:p text:style-name="P28">like not / to become</text:p>
          </table:table-cell>
        </table:table-row>
        <table:table-row>
          <table:table-cell table:style-name="表29.A2" office:value-type="string">
            <text:p text:style-name="P27">1:17</text:p>
            <text:p text:style-name="P27">וּבְהַר צִיּוֹן תִּהְיֶה פְלֵיטָה, וְהָיָה קֹדֶשׁ; וְיָרְשׁוּ בֵּית יַעֲקֹב,</text:p>
            <text:p text:style-name="P27"><text:s/>אֵת מוֹרָשֵׁיהֶם.</text:p>
          </table:table-cell>
          <table:table-cell table:style-name="表29.B2" office:value-type="string">
            <text:p text:style-name="P28"/>
            <text:p text:style-name="P28"/>
            <text:p text:style-name="P28">and on mountain / zion / she shall become</text:p>
            <text:p text:style-name="P28">deliverance / and to become / holiness</text:p>
            <text:p text:style-name="P28">and they tenant / house / jacov</text:p>
            <text:p text:style-name="P28"/>
            <text:p text:style-name="P28">self / tenancies + them</text:p>
          </table:table-cell>
        </table:table-row>
        <table:table-row>
          <table:table-cell table:style-name="表29.A2" office:value-type="string">
            <text:p text:style-name="P27">1:18</text:p>
            <text:p text:style-name="P27">וְהָיָה בֵית-יַעֲקֹב אֵשׁ וּבֵית יוֹסֵף לֶהָבָה, וּבֵית עֵשָׂו לְקַשׁ, וְדָלְקוּ בָהֶם, וַאֲכָלוּם; וְלֹא-יִהְיֶה <text:soft-page-break/>שָׂרִיד לְבֵית עֵשָׂו, כִּי יְהוָה דִּבֵּר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19</text:p>
            <text:p text:style-name="P27">וְיָרְשׁוּ הַנֶּגֶב אֶת-הַר עֵשָׂו, וְהַשְּׁפֵלָה אֶת-פְּלִשְׁתִּים, וְיָרְשׁוּ 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Proverbs Chapter 1 מִשְׁלֵי</text:p>
            <text:p text:style-name="P27">1:1</text:p>
            <text:p text:style-name="P27">מִשְׁלֵי, שְׁלֹמֹה בֶן-דָּוִד-- <text:s text:c="3"/>מֶלֶךְ, יִשְׂרָאֵל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2</text:p>
            <text:p text:style-name="P27">לָדַעַת חָכְמָה וּמוּסָר; <text:s text:c="3"/>לְהָבִין, אִמְרֵי בִינָה.</text:p>
          </table:table-cell>
          <table:table-cell table:style-name="表29.B2" office:value-type="string">
            <text:p text:style-name="P28"/>
          </table:table-cell>
        </table:table-row>
        <table:table-row table:style-name="表29.77"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>TEMPLATE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287897440"/></text:p>
      <text:p text:style-name="P11"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1639809301082843856" text:style-name="L2">
        <text:list-item>
          <text:p text:style-name="P41">time label ==&gt; paste</text:p>
        </text:list-item>
        <text:list-item>
          <text:p text:style-name="P41">“@@@” ==&gt; move to → at the bottom of the doc area</text:p>
        </text:list-item>
        <text:list-item>
          <text:p text:style-name="P41">DUP : template</text:p>
        </text:list-item>
        <text:list-item>
          <text:p text:style-name="P41">close</text:p>
          <text:list>
            <text:list-item>
              <text:p text:style-name="P41">web pages</text:p>
            </text:list-item>
            <text:list-item>
              <text:p text:style-name="P41">sheet file</text:p>
            </text:list-item>
            <text:list-item>
              <text:p text:style-name="P41">folders (if any)</text:p>
            </text:list-item>
            <text:list-item>
              <text:p text:style-name="P41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<text:soft-page-break/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13T15:25:02.29</dc:date>
    <dc:creator>iwabuchi ken</dc:creator>
    <meta:editing-duration>P4DT18H57M19S</meta:editing-duration>
    <meta:editing-cycles>269</meta:editing-cycles>
    <meta:generator>OpenOffice/4.1.3$Win32 OpenOffice.org_project/413m1$Build-9783</meta:generator>
    <meta:document-statistic meta:table-count="35" meta:image-count="0" meta:object-count="0" meta:page-count="53" meta:paragraph-count="1312" meta:word-count="6300" meta:character-count="32730"/>
  </office:meta>
</office:document-meta>
</file>